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cdbffd"/>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paragraph-properties fo:break-before="page"/>
      <style:text-properties officeooo:paragraph-rsid="001972f4"/>
    </style:style>
    <style:style style:name="P10" style:family="paragraph" style:parent-style-name="Title">
      <style:text-properties officeooo:paragraph-rsid="001972f4"/>
    </style:style>
    <style:style style:name="P11" style:family="paragraph" style:parent-style-name="First_20_line_20_indent">
      <style:paragraph-properties fo:break-before="page"/>
    </style:style>
    <style:style style:name="P12" style:family="paragraph" style:parent-style-name="Heading_20_1" style:master-page-name="Right_20_Page">
      <style:paragraph-properties style:page-number="1" fo:break-before="page"/>
    </style:style>
    <style:style style:name="P13" style:family="paragraph" style:parent-style-name="Preformatted_20_Text">
      <style:text-properties officeooo:paragraph-rsid="0077561f"/>
    </style:style>
    <style:style style:name="P14" style:family="paragraph" style:parent-style-name="Preformatted_20_Text">
      <style:text-properties officeooo:paragraph-rsid="007837c5"/>
    </style:style>
    <style:style style:name="P15" style:family="paragraph" style:parent-style-name="Preformatted_20_Text">
      <style:text-properties officeooo:paragraph-rsid="0078d038"/>
    </style:style>
    <style:style style:name="P16" style:family="paragraph" style:parent-style-name="Heading_20_1">
      <style:text-properties officeooo:rsid="007011d6" officeooo:paragraph-rsid="007011d6"/>
    </style:style>
    <style:style style:name="P17" style:family="paragraph" style:parent-style-name="First_20_paragraph">
      <style:text-properties officeooo:paragraph-rsid="00bde15a"/>
    </style:style>
    <style:style style:name="P18" style:family="paragraph" style:parent-style-name="First_20_line_20_indent">
      <style:text-properties officeooo:paragraph-rsid="00bf380a"/>
    </style:style>
    <style:style style:name="P19" style:family="paragraph" style:parent-style-name="Heading_20_1">
      <style:paragraph-properties fo:break-before="page"/>
    </style:style>
    <style:style style:name="P20" style:family="paragraph" style:parent-style-name="First_20_line_20_indent">
      <style:text-properties officeooo:paragraph-rsid="00761f84"/>
    </style:style>
    <style:style style:name="T1" style:family="text">
      <style:text-properties officeooo:rsid="00cdbffd"/>
    </style:style>
    <style:style style:name="T2" style:family="text">
      <style:text-properties officeooo:rsid="001972f4"/>
    </style:style>
    <style:style style:name="T3" style:family="text">
      <style:text-properties officeooo:rsid="002da1b4"/>
    </style:style>
    <style:style style:name="T4" style:family="text">
      <style:text-properties fo:font-family="'DejaVu Sans'" style:font-family-generic="swiss" officeooo:rsid="001972f4"/>
    </style:style>
    <style:style style:name="T5" style:family="text">
      <style:text-properties style:font-name="Times New Roman" officeooo:rsid="001972f4"/>
    </style:style>
    <style:style style:name="T6" style:family="text">
      <style:text-properties officeooo:rsid="00cbfe70"/>
    </style:style>
    <style:style style:name="T7" style:family="text">
      <style:text-properties officeooo:rsid="00bde15a"/>
    </style:style>
    <style:style style:name="T8" style:family="text">
      <style:text-properties officeooo:rsid="0077561f"/>
    </style:style>
    <style:style style:name="T9" style:family="text">
      <style:text-properties officeooo:rsid="0078d038"/>
    </style:style>
    <style:style style:name="T10" style:family="text">
      <style:text-properties fo:font-style="italic" style:font-style-asian="italic" style:font-style-complex="italic"/>
    </style:style>
    <style:style style:name="T11" style:family="text">
      <style:text-properties officeooo:rsid="00c713f7"/>
    </style:style>
    <style:style style:name="T12" style:family="text">
      <style:text-properties officeooo:rsid="007011d6"/>
    </style:style>
    <style:style style:name="T13" style:family="text">
      <style:text-properties officeooo:rsid="00702286"/>
    </style:style>
    <style:style style:name="T14" style:family="text">
      <style:text-properties officeooo:rsid="0071a51d"/>
    </style:style>
    <style:style style:name="T15" style:family="text">
      <style:text-properties officeooo:rsid="0073e337"/>
    </style:style>
    <style:style style:name="T16" style:family="text">
      <style:text-properties officeooo:rsid="00761f84"/>
    </style:style>
    <style:style style:name="T17" style:family="text">
      <style:text-properties officeooo:rsid="00ca08a2"/>
    </style:style>
    <style:style style:name="T18"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The Caves of Yucatan</text:span></text:span></text:p>
      <text:p text:style-name="P3"><text:span text:style-name="Definition"><text:span text:style-name="T2">A Captain Bender Adventure</text:span></text:span></text:p>
      <text:h text:style-name="P4" text:outline-level="3"><text:span text:style-name="Definition"><text:span text:style-name="T3">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2">Copyright </text:span></text:span><text:span text:style-name="Definition"><text:span text:style-name="T4">©</text:span></text:span><text:span text:style-name="Definition"><text:span text:style-name="T5"> </text:span></text:span><text:span text:style-name="Definition"><text:span text:style-name="T2">2026 Alan Canon</text:span></text:span></text:p>
      <text:p text:style-name="Text_20_body"><text:span text:style-name="Definition">All rights reserved.</text:span></text:p>
      <text:p text:style-name="P9"><text:span text:style-name="Definition"/></text:p>
      <text:p text:style-name="P10"><text:span text:style-name="Definition"/></text:p>
      <text:p text:style-name="P10"><text:span text:style-name="Definition"/></text:p>
      <text:p text:style-name="P10"><text:span text:style-name="Definition"><text:span text:style-name="T6">The Caves of Yucatan</text:span></text:span></text:p>
      <text:p text:style-name="P11"/>
      <text:h text:style-name="P12" text:outline-level="1"><text:span text:style-name="T7">CHAPTER</text:span><text:bookmark-start text:name="chapter-nineteen-the-cavers"/> <text:span text:style-name="T7">ONE<text:line-break/></text:span>The Cavers<text:bookmark-end text:name="chapter-nineteen-the-cavers"/></text:h>
      <text:p text:style-name="First_20_paragraph">Bender had mail.</text:p>
      <text:p text:style-name="Preformatted_20_Text">To: Bender <text:s/></text:p>
      <text:p text:style-name="Preformatted_20_Text">Cc: Clint Lex <text:s text:c="3"/></text:p>
      <text:p text:style-name="Preformatted_20_Text">From: P. J. McClintock <text:s/></text:p>
      <text:p text:style-name="Preformatted_20_Text">Subject: Inconveniently Deep Hole aka Pool of Xblanque.</text:p>
      <text:p text:style-name="Preformatted_20_Text"/>
      <text:p text:style-name="Preformatted_20_Text">Dear Dr Bender,</text:p>
      <text:p text:style-name="Preformatted_20_Text"/>
      <text:p text:style-name="Preformatted_20_Text">I received the completed lidar scans from Merl about 12 minutes ago. Yep, the cenote you called Pool of Xblanque is indeed IDH, Inconveniently Deep Hole. (Attached see Schindel and Currans,</text:p>
      <text:p text:style-name="Preformatted_20_Text">1973, Fig. 2, p 4)</text:p>
      <text:p text:style-name="Preformatted_20_Text"/>
      <text:p text:style-name="Preformatted_20_Text">We have satellite imagery of the Hole back to the early 2000s with ten meter resolution, and better than that for some years since. As far as I know, you’re the first ever to scan the entire surface at close range using LIDAR. There are more than ten thousand cenotes in Yucatan, and only a fraction have been mapped in detail.</text:p>
      <text:p text:style-name="Preformatted_20_Text"/>
      <text:p text:style-name="P13">The Pool of Xblanque, as you say that locals now call it, occurs on survey maps back to the 1920s, just tagged by an elevation contour: the interior has no detail indicated at all, other than a green tint to indicate vegetation: the tree canopy you saw yourselves. It appears that even at the time of the first surveys, the sinkhole had a mature forest growing on an island made of fallen slabs from the cave's original ceiling. We colloquially call these features 'sinkholes', but properly speaking, most cenotes in Yucatan are 'karst windows', where an existing ancient underground passage is penetrated from the surface via erosion or fresh faulting. The passage minded its own business for millions of years, then one day, the ceiling caves in. These collapses, the cenotes, are way younger, geologically speaking, than the cave passages that they penetrate. By contrast, cave passages beneath sinkholes, properly termed, were created by that surface interaction in the first place. That's why the cenotes are 'karst windows', not sinkholes.</text:p>
      <text:p text:style-name="Preformatted_20_Text"/>
      <text:p text:style-name="P13">Regarding the lack of detail in the early surveys, it's a 60 meter rappel from the edge to the bottom. As a consequence, it's little wonder that it was never mapped by hand survey. Sic sunt draconis, as the old cartographers used to say: "Here be dragons".</text:p>
      <text:p text:style-name="P13"/>
      <text:p text:style-name="P13">The name 'Inconveniently Deep Hole' crops up in cave literature around the same time, in lists of cenotes in Yucatan. The thing about the name “Inconveniently Deep Hole” being a translation from Mayan is a myth, by the way, perhaps an invention of yellow journalism later taken as fact. No one knows what the feature was called by ancient people in the area. Nowadays it's <text:span text:style-name="T8">not fashionable</text:span> to put names in the mouths of ancient people.</text:p>
      <text:p text:style-name="Preformatted_20_Text"/>
      <text:p text:style-name="Preformatted_20_Text">Xblanque is not the largest cenote of the Yucatan, but large enough so that it displays some classic features associated</text:p>
      <text:p text:style-name="P13">with larger examples of such secondary karst structures. The trees are indeed growing on islands of collapse, connected by shallow pools above submerged breakdown resting on the cenote floor. Agree with your friend (?) Jo Stapledon that the large lighter colored mass in the center represents a flat plain on the largest of these collapse structures, largely occluded by tree canopy. A 3D rendered texture map of the reduced lidar map plus video would be of inestimable value, but the computing and staffing resources would be formidable, our own "Hilltopper" quantum computer cluster would take years to perform the analysis of your data set. </text:p>
      <text:p text:style-name="P13"/>
      <text:p text:style-name="P13">Am intrigued as to the greater scope of this research. I searched the name of Jo Stapledon and the only reference I</text:p>
      <text:p text:style-name="Preformatted_20_Text">could find was to a marsupial specialist in Australia. Is there another Jo Stapledon?</text:p>
      <text:p text:style-name="Preformatted_20_Text"/>
      <text:p text:style-name="Preformatted_20_Text">Best,</text:p>
      <text:p text:style-name="Preformatted_20_Text"/>
      <text:p text:style-name="Preformatted_20_Text">P. J. McClintock</text:p>
      <text:p text:style-name="Preformatted_20_Text"><text:span text:style-name="T8">Groves </text:span>Center For Karst <text:span text:style-name="T8">Mapping</text:span></text:p>
      <text:p text:style-name="Horizontal_20_Line"/>
      <text:p text:style-name="Preformatted_20_Text">To: Bender, P. J. McClintock</text:p>
      <text:p text:style-name="Preformatted_20_Text">Cc: Petra Lauer</text:p>
      <text:p text:style-name="Preformatted_20_Text">From: Clint Lex, Ph.D. <text:s/></text:p>
      <text:p text:style-name="Preformatted_20_Text">Subject: Re: Inconveniently Deep Hole aka Pool of Xblanque. <text:s/></text:p>
      <text:p text:style-name="Preformatted_20_Text"/>
      <text:p text:style-name="Preformatted_20_Text">Dear Dr Bender,</text:p>
      <text:p text:style-name="Preformatted_20_Text"/>
      <text:p text:style-name="P14">We received and unpacked your LIDAR data set this morning. Dr Groves, our emeritus director, was in to give the monthly coffee talk, but the star of the colloquium was the holographic walk through of your model, the feature you are calling the Pool of Xblanque.</text:p>
      <text:p text:style-name="P14"/>
      <text:p text:style-name="P14">Dr Groves is a pioneer in mapping and modeling caves, going back to the 20th century, and it's difficult to get</text:p>
      <text:p text:style-name="Preformatted_20_Text">anything over on that scientist. We hid the location of the cenote in our presentation, as Dr Bender requested.</text:p>
      <text:p text:style-name="P15">Still, at one point Dr Groves, sitting in the front row in front of me, nodded, and mouthed the word 'Yucatan'. I understand the sensitivity of your discovery, but I nodded back. To the question of ocean access to the cenote via air filled cave passages, sea level rise during the period 1960-2050 may indeed have inundated (filled with water) cave passages which were formerly filled with air, during periods in history when the sea level was lower than presently. But even given anthropogenic climate change, that's not quite enough. Those cave passages have been mostly filled with water since ages past.</text:p>
      <text:p text:style-name="P15"/>
      <text:p text:style-name="P15">Generally, the limestone of the Yucatàn is far younger than comparable cave bearing rocks in Kentucky, only 65 million years old or younger. The ancient coral reefs which form the cavernous limestones of the Yucatan peninsula were lifted to the sky around ten million years ago, after approximately 55 million years of reef formation. The oldest documented passages in Yucatàn are younger still, around 175,000 years old. Sea levels have been stable in the region for approximately 5,000 years. Although climate change has led to slight increases in the last century, the bulk of cave formation in Yucatan occurred during a relative minimum in sea level as a result of a global temperature minimum locking up water ice at the poles.</text:p>
      <text:p text:style-name="Preformatted_20_Text"/>
      <text:p text:style-name="Preformatted_20_Text">Those old cave passages may or may not have been large enough to allow human beings to pass through them, even when filled with breathable air. But given the size of the cenote, the potential remains for discovery of large cave passages linking the cenote to the Gulf of Mexico.</text:p>
      <text:p text:style-name="Preformatted_20_Text"/>
      <text:p text:style-name="Preformatted_20_Text">Attached please find an expanded XYZT file, with your LIDAR data embedded in the USGS model for that segment of the Yucatan Peninsula, the Woods Hole model for the seafloor. The "T" in XYZT stands for "Time", by the way: you can dial up any year you like, and the model will show you the water surface for that year. My students enjoy pulling up the timeframes representing storm events (hurricanes), which shows a rare negative storm surge. These momentary and local depressions in sea <text:span text:style-name="T9">l</text:span>evel have two chief causes: a slight depression of sea level occurs in regions of high atmospheric pressure. The other, dominant mechanism is easier to understand. As a violent tropical storm or hurricane blows past a small bay, the local sea level may drop, with dramatic effect, as the wind itself sucks water our of the neighboring bay. These events have a time scale of scant</text:p>
      <text:p text:style-name="Preformatted_20_Text">hours, but they are real. Such an event could, in theory, introduce air to passages normally filled with seawater, and postentially cycle breathable oxygen into air filled pockets in some cave passages. </text:p>
      <text:p text:style-name="Preformatted_20_Text"/>
      <text:p text:style-name="Preformatted_20_Text">Bender, your adventures in space are known to all of us, here at the Center. I speak for all of us in reminding you that water-filled caves are among the most dangerous to explorers.</text:p>
      <text:p text:style-name="Preformatted_20_Text"/>
      <text:p text:style-name="Preformatted_20_Text">Before you enter a cave, please ensure that your team understands the risks of underwater operations in the cave environment. We are prepared to provide resources in ensuring your team's safety, and hope to remain in the loop on any further work in this area.</text:p>
      <text:p text:style-name="Preformatted_20_Text"/>
      <text:p text:style-name="Preformatted_20_Text">Sincerely yours,</text:p>
      <text:p text:style-name="Preformatted_20_Text">Lex</text:p>
      <text:p text:style-name="Preformatted_20_Text"/>
      <text:p text:style-name="Preformatted_20_Text">Clynt Lex, Ph.D.</text:p>
      <text:p text:style-name="Preformatted_20_Text">Center for Cave and Karst Studies <text:s/></text:p>
      <text:p text:style-name="Preformatted_20_Text">Western Kentucky University</text:p>
      <text:p text:style-name="First_20_paragraph">Bender closed the lid of the laptop. There was the aroma of coffee. Gaby had set a cup next to Bender without the latter noticing. Bender took a slow sip.</text:p>
      <text:p text:style-name="First_20_line_20_indent">Time to unplug and think. Bender slid open the 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From: Captain Petra Lauer</text:p>
      <text:p text:style-name="Preformatted_20_Text">To: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10">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Bender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Merl snorted. “Your friends with fancy degrees 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Bender. “But caves are tough – and expensive – to monitor in real time.</text:p>
      <text:p text:style-name="Horizontal_20_Line"/>
      <text:p text:style-name="First_20_paragraph">The coffee was ready. Bender poured her second cup. Merl was staring at the screen, at the map of the Yucatan Peninsula.</text:p>
      <text:p text:style-name="First_20_line_20_indent">“These blue dots,” said Merl, “they’re caves?”</text:p>
      <text:p text:style-name="First_20_line_20_indent">“Cave entrances,” said Bender. “They are all over the Yucatan. They all have water at the bottom. They’re natural formations, made when underground caves get so close to the surface that the ceiling collapses, all the way to the surface. There are thousands of them in Yucatan. They call them cenotes.”</text:p>
      <text:p text:style-name="First_20_line_20_indent">Merl stepped back from the map. “Thousands.” Merl said. The map did show thousands of sinkholes.</text:p>
      <text:p text:style-name="First_20_line_20_indent">Merl reached both hands out towards the map, palms down, thumbs touching, outlining a crude semicircle which covered most of the blue dots. “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16" text:outline-level="1">CHAPTER <text:span text:style-name="T7">TWO</text:span><text:line-break/><text:bookmark-start text:name="chapter-twenty-the-marcel-loubens"/>The <text:span text:style-name="T10">Marcel Loubens</text:span><text:bookmark-end text:name="chapter-twenty-the-marcel-loubens"/></text:h>
      <text:p text:style-name="P17">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But there was one Meridan, sweeping the sidewalk outside the electronics shop, who met their glance. The street sweeper gave a broad smile. Had they met this person? It didn’t matter. Everyone knew everyone here, and they were now part of everyone.</text:p>
      <text:p text:style-name="First_20_line_20_indent">Bender looked the lone street sweeper straight in the eye, and bowed. “<text:span text:style-name="T10">Gracias</text:span>”.</text:p>
      <text:p text:style-name="First_20_line_20_indent">The street sweeper grinned and swept one hand towards the boarded-up market, to indicate that the message was from the whole town. “<text:span text:style-name="T10">De nada. Las amigas de los pequnina.</text:span>”. <text:span text:style-name="T10">You’re welcome, friends of the little people.</text:span>”</text:p>
      <text:p text:style-name="First_20_line_20_indent">The street sweeper shuffled a bit of dust into a narrow alley, and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10">Padmosail</text:span>. Its partially furled sail shimmered a metallic blue-green.</text:p>
      <text:p text:style-name="First_20_line_20_indent">Merl <text:span text:style-name="T11">exclaimed,</text:span> “That’s e-fabric! This is a solar electric sailboat. <text:span text:style-name="T11">Wow. </text:span>That is really pretty.”</text:p>
      <text:p text:style-name="First_20_line_20_indent">Two members of the <text:span text:style-name="T10">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10">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
      <text:p text:style-name="First_20_paragraph">The <text:span text:style-name="T10">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10">Marcel Loubens</text:span>, and a boarding ladder was tossed to the waiting crew.</text:p>
      <text:p text:style-name="First_20_line_20_indent">A figure appeared at the rail, a slightly built sailor. It was Petra, Captain of the <text:span text:style-name="T10">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10">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Bender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oo.”</text:p>
      <text:p text:style-name="First_20_line_20_indent">Bender laughed, “I’ll try to remember not to ask.”</text:p>
      <text:p text:style-name="First_20_line_20_indent">Petra’s face sobered. “When Dr Lukas has a memory lapse, it’s in thanking us for a repair or engineering improvement that the Prof did earlier that day. This vessel is lucky – <text:span text:style-name="T10">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10">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10">Marcel Loubens</text:span> to get under way. The hands cast off moorings, and pulled away from the quay under electric propulsion. Once past the outer harbor buoy, Petra and Dr Lukas raised the electric blue-green sails of the <text:span text:style-name="T10">Marcel Loubens</text:span>. Bender expected Petra to cut power to the motors, now that the boat was under sail. Instead, Petra shoved a pair of levers forward, and the thrumming of the electric motors intensified. Bender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10">free</text:span>!” Petra sang and prolonged the word “free”.</text:p>
      <text:p text:style-name="First_20_line_20_indent">The sailboat surged westward across the blue water of the Gulf, seeming to climb the hill of its own bow wave. Bender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Bender became aware of a peculiar rhythm in the boat’s course: instead of sailing in a straight line, the boat was describing long arcs, accelerating first to port, then back to starboard. Was this intentional?</text:p>
      <text:p text:style-name="First_20_line_20_indent">Bender turned back to Petra, standing at the wheel. The Captain was looking straight at Bender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10">was</text:span> fun, and after learning to keep the boat on course, (“Just aim for the sun, it’s close enough!”) Bender was soon cutting a few arcs in the ocean herself, but cut it out when Frances surfaced ondeck and shot Bender an uneasy look. “Maybe you’d better take the wheel back, Captain,” said Bender,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Bender.</text:p>
      <text:p text:style-name="First_20_line_20_indent">“Sure… you leave this thing on automatic often?”</text:p>
      <text:p text:style-name="First_20_line_20_indent">“All the time,” said the sailor. “We have radar for 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Bender thought of the Blue Helmets of UNESCO, and what they would doubtless think if they learned who was aboard the <text:span text:style-name="T10">Marcel Loubens</text:span>, why, and with what equipment. <text:span text:style-name="T10">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10">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10">Really.</text:span></text:p>
      <text:p text:style-name="First_20_line_20_indent">“And so we’re going to do a cave dive in the 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2">CHAPTER </text:span><text:span text:style-name="T7">THREE</text:span><text:span text:style-name="T12"><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10">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3">CHAPTER </text:span><text:span text:style-name="T7">FOUR</text:span><text:span text:style-name="T13"><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orbit’s data. Film isn’t reusable. It’s forever. The very thing that makes it superior to tape on the one hand, makes it useless, on the other.</text:p>
      <text:h text:style-name="Heading_20_1" text:outline-level="1"><text:span text:style-name="T14">CHAPTER </text:span><text:span text:style-name="T7">FIVE</text:span><text:span text:style-name="T14"><text:line-break/></text:span><text:bookmark-start text:name="chapter-twenty-six-the-dry-bones"/>The Dry Bones<text:bookmark-end text:name="chapter-twenty-six-the-dry-bones"/></text:h>
      <text:p text:style-name="First_20_paragraph">The galley curtains were drawn aboard the <text:span text:style-name="T10">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Bender.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Bender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5">CHAPTER </text:span><text:span text:style-name="T7">SIX</text:span><text:span text:style-name="T15"><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Bender’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natural features of approximately the same size. I admit it seems daunting. I’m a sea mapping dog, not a space archeologist. There’s going to be a lot of false positives that are just boulders or eroded bits of ancient coral reef.”</text:p>
      <text:p text:style-name="First_20_line_20_indent">Bender looked thoughtful. “I may have an ace in the hole. Too elderly to dive with us, but through telepresence, they may be able to help.”</text:p>
      <text:p text:style-name="First_20_line_20_indent">Ric brightened up. “You know an expert on space junk?”</text:p>
      <text:p text:style-name="First_20_line_20_indent">Bender straightened herself for comedic effect. “<text:span text:style-name="T10">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Bender said, “I just said. Their name is Too. I need to make a phone call to Kentucky.”</text:p>
      <text:p text:style-name="First_20_line_20_indent">“That’s pretty far from the Indian Ocean,” said Ric. “What does Aunt Too from Kentucky care about deorbited space junk?”</text:p>
      <text:p text:style-name="P18">Bender laughed. “Trust me… for this one, it’s personal.”</text:p>
      <text:h text:style-name="P19" text:outline-level="1"><text:span text:style-name="T16">CHAPTER </text:span><text:span text:style-name="T17">SEVEN</text:span><text:line-break/>Beneath the ISS</text:h>
      <text:p text:style-name="P20">The South Pacific Garbage Patch had long been cleaned up, but the Tomb of the Satellites would have to wait a few centuries more, or a billion years, depending on the breaks.</text:p>
      <text:p text:style-name="P20">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20">Finally, project XXXXX used space lasers to de-orbit the whole lot.</text:p>
      <text:p text:style-name="P20">They landed it all in the southern Indian Ocean now called the Antartic Ocean, and they did it with such precision as to lay a perfect Titanic style streak of space garbage across the bottom of a sea floor chosen by definition as the oceanic pole of inaccessibility.</text:p>
      <text:p text:style-name="P20">The remains of a 1960s Soviet Satellite lie somewhere, among all that wreckage. Can Bender and her crew find the secret, before it is too late?</text:p>
      <text:p text:style-name="P20">After ten days, Frances was starting to lose track of why it was necessary for a large animal veteranarian to be onboard a vessel with not a large animal to show for it.</text:p>
      <text:p text:style-name="P20">“What are they finding,” asked Francis.</text:p>
      <text:p text:style-name="P20">“What we expected to find,” said Bender. “A three kilometer wide stripe of space debris across the ocean floor.”</text:p>
      <text:p text:style-name="P20">“And our needle in the haystack? This old Soviet Satellite?”</text:p>
      <text:p text:style-name="P20">“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8">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car’s headlights. It seemed to Too that they were traveling through a tunnel.</text:p>
      <text:p text:style-name="P20">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172</text:page-number></text:p>
      </style:footer>
    </style:master-page>
    <style:master-page style:name="Right_20_Page" style:display-name="Right Page" style:page-layout-name="Mpm3" draw:style-name="Mdp1" style:next-style-name="Left_20_Page">
      <style:footer>
        <text:p text:style-name="MP2"><text:page-number text:select-page="current">171</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11M31S</meta:editing-duration>
    <meta:editing-cycles>157</meta:editing-cycles>
    <dc:date>2026-01-20T12:08:55.115344904</dc:date>
    <meta:document-statistic meta:table-count="0" meta:image-count="0" meta:object-count="0" meta:page-count="1" meta:paragraph-count="267" meta:word-count="7403" meta:character-count="42816" meta:non-whitespace-character-count="35650"/>
  </office:meta>
</office:document-meta>
</file>